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301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ackground-color="#aadcf7" fo:border="0.74pt solid #000000"/>
    </style:style>
    <style:style style:name="ce2" style:family="table-cell" style:parent-style-name="Heading_20_2">
      <style:table-cell-properties fo:background-color="#aadcf7" fo:border="0.74pt solid #000000"/>
      <style:text-properties fo:font-size="20pt" style:font-size-asian="20pt" style:font-size-complex="20pt"/>
    </style:style>
    <style:style style:name="ce3" style:family="table-cell" style:parent-style-name="Heading_20_2">
      <style:table-cell-properties fo:background-color="#aadcf7" fo:border="0.74pt solid #000000" style:vertical-align="middle"/>
    </style:style>
    <style:style style:name="ce4" style:family="table-cell" style:parent-style-name="Default">
      <style:table-cell-properties fo:background-color="#aadcf7"/>
    </style:style>
    <style:style style:name="ce5" style:family="table-cell" style:parent-style-name="Default">
      <style:table-cell-properties fo:background-color="#aadcf7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7.1827in" svg:height="4.0398in" svg:x="2.0646in" svg:y="3.6331in">
            <draw:object draw:notify-on-update-of-ranges="Sheet1.A3:Sheet1.A9 Sheet1.M3:Sheet1.M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Tamanho da amostra</text:p>
          </table:table-cell>
          <table:table-cell office:value-type="string" calcext:value-type="string" table:number-columns-spanned="10" table:number-rows-spanned="1">
            <text:p>Rodada (métrica: trocas)</text:p>
          </table:table-cell>
          <table:covered-table-cell table:number-columns-repeated="9"/>
          <table:table-cell/>
          <table:table-cell table:style-name="ce4"/>
          <table:table-cell table:style-name="ce11"/>
          <table:table-cell table:number-columns-repeated="6"/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édia da rodada</text:p>
          </table:table-cell>
          <table:table-cell office:value-type="string" calcext:value-type="string">
            <text:p>Log(m)</text:p>
          </table:table-cell>
          <table:table-cell table:style-name="ce12" office:value-type="string" calcext:value-type="string" table:number-columns-spanned="7" table:number-rows-spanned="8">
            <text:p>OBS: Fiz um teste com 800 elementos só para verificar a tendência de crescimento que, ao que me parece, iria tender para O(N²) com o aumento do número de <text:s/>elementos. </text:p>
          </table:table-cell>
          <table:covered-table-cell table:number-columns-repeated="6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2231" calcext:value-type="float">
            <text:p>2231</text:p>
          </table:table-cell>
          <table:table-cell office:value-type="float" office:value="2591" calcext:value-type="float">
            <text:p>2591</text:p>
          </table:table-cell>
          <table:table-cell office:value-type="float" office:value="2295" calcext:value-type="float">
            <text:p>2295</text:p>
          </table:table-cell>
          <table:table-cell office:value-type="float" office:value="2229" calcext:value-type="float">
            <text:p>2229</text:p>
          </table:table-cell>
          <table:table-cell office:value-type="float" office:value="2441" calcext:value-type="float">
            <text:p>2441</text:p>
          </table:table-cell>
          <table:table-cell office:value-type="float" office:value="2492" calcext:value-type="float">
            <text:p>2492</text:p>
          </table:table-cell>
          <table:table-cell office:value-type="float" office:value="2784" calcext:value-type="float">
            <text:p>2784</text:p>
          </table:table-cell>
          <table:table-cell office:value-type="float" office:value="2582" calcext:value-type="float">
            <text:p>2582</text:p>
          </table:table-cell>
          <table:table-cell office:value-type="float" office:value="2387" calcext:value-type="float">
            <text:p>2387</text:p>
          </table:table-cell>
          <table:table-cell office:value-type="float" office:value="2468" calcext:value-type="float">
            <text:p>2468</text:p>
          </table:table-cell>
          <table:table-cell table:style-name="ce3" table:formula="of:=MEDIAN([.B3:.K3])" office:value-type="float" office:value="2454.5" calcext:value-type="float">
            <text:p>2454.5</text:p>
          </table:table-cell>
          <table:table-cell table:formula="of:=LOG([.L3])" office:value-type="float" office:value="3.38996303643589" calcext:value-type="float">
            <text:p>3.38996303643589</text:p>
          </table:table-cell>
          <table:covered-table-cell table:number-columns-repeated="7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8809" calcext:value-type="float">
            <text:p>8809</text:p>
          </table:table-cell>
          <table:table-cell office:value-type="float" office:value="9355" calcext:value-type="float">
            <text:p>9355</text:p>
          </table:table-cell>
          <table:table-cell office:value-type="float" office:value="9156" calcext:value-type="float">
            <text:p>9156</text:p>
          </table:table-cell>
          <table:table-cell office:value-type="float" office:value="10113" calcext:value-type="float">
            <text:p>10113</text:p>
          </table:table-cell>
          <table:table-cell office:value-type="float" office:value="10419" calcext:value-type="float">
            <text:p>10419</text:p>
          </table:table-cell>
          <table:table-cell office:value-type="float" office:value="9959" calcext:value-type="float">
            <text:p>9959</text:p>
          </table:table-cell>
          <table:table-cell office:value-type="float" office:value="11113" calcext:value-type="float">
            <text:p>11113</text:p>
          </table:table-cell>
          <table:table-cell office:value-type="float" office:value="10571" calcext:value-type="float">
            <text:p>10571</text:p>
          </table:table-cell>
          <table:table-cell office:value-type="float" office:value="10834" calcext:value-type="float">
            <text:p>10834</text:p>
          </table:table-cell>
          <table:table-cell office:value-type="float" office:value="10229" calcext:value-type="float">
            <text:p>10229</text:p>
          </table:table-cell>
          <table:table-cell table:formula="of:=MEDIAN([.B4:.K4])" office:value-type="float" office:value="10171" calcext:value-type="float">
            <text:p>10171</text:p>
          </table:table-cell>
          <table:table-cell table:formula="of:=LOG([.L4])" office:value-type="float" office:value="4.00736365431228" calcext:value-type="float">
            <text:p>4.00736365431228</text:p>
          </table:table-cell>
          <table:covered-table-cell table:number-columns-repeated="7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22067" calcext:value-type="float">
            <text:p>22067</text:p>
          </table:table-cell>
          <table:table-cell office:value-type="float" office:value="21986" calcext:value-type="float">
            <text:p>21986</text:p>
          </table:table-cell>
          <table:table-cell office:value-type="float" office:value="22331" calcext:value-type="float">
            <text:p>22331</text:p>
          </table:table-cell>
          <table:table-cell office:value-type="float" office:value="23914" calcext:value-type="float">
            <text:p>23914</text:p>
          </table:table-cell>
          <table:table-cell office:value-type="float" office:value="22662" calcext:value-type="float">
            <text:p>22662</text:p>
          </table:table-cell>
          <table:table-cell office:value-type="float" office:value="22664" calcext:value-type="float">
            <text:p>22664</text:p>
          </table:table-cell>
          <table:table-cell office:value-type="float" office:value="23544" calcext:value-type="float">
            <text:p>23544</text:p>
          </table:table-cell>
          <table:table-cell office:value-type="float" office:value="22718" calcext:value-type="float">
            <text:p>22718</text:p>
          </table:table-cell>
          <table:table-cell office:value-type="float" office:value="22820" calcext:value-type="float">
            <text:p>22820</text:p>
          </table:table-cell>
          <table:table-cell office:value-type="float" office:value="22360" calcext:value-type="float">
            <text:p>22360</text:p>
          </table:table-cell>
          <table:table-cell table:formula="of:=MEDIAN([.B5:.K5])" office:value-type="float" office:value="22663" calcext:value-type="float">
            <text:p>22663</text:p>
          </table:table-cell>
          <table:table-cell table:formula="of:=LOG([.L5])" office:value-type="float" office:value="4.35531739878456" calcext:value-type="float">
            <text:p>4.35531739878456</text:p>
          </table:table-cell>
          <table:covered-table-cell table:number-columns-repeated="7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40903" calcext:value-type="float">
            <text:p>40903</text:p>
          </table:table-cell>
          <table:table-cell office:value-type="float" office:value="39846" calcext:value-type="float">
            <text:p>39846</text:p>
          </table:table-cell>
          <table:table-cell office:value-type="float" office:value="39966" calcext:value-type="float">
            <text:p>39966</text:p>
          </table:table-cell>
          <table:table-cell office:value-type="float" office:value="41324" calcext:value-type="float">
            <text:p>41324</text:p>
          </table:table-cell>
          <table:table-cell office:value-type="float" office:value="41995" calcext:value-type="float">
            <text:p>41995</text:p>
          </table:table-cell>
          <table:table-cell office:value-type="float" office:value="40005" calcext:value-type="float">
            <text:p>40005</text:p>
          </table:table-cell>
          <table:table-cell office:value-type="float" office:value="39973" calcext:value-type="float">
            <text:p>39973</text:p>
          </table:table-cell>
          <table:table-cell office:value-type="float" office:value="39678" calcext:value-type="float">
            <text:p>39678</text:p>
          </table:table-cell>
          <table:table-cell office:value-type="float" office:value="39339" calcext:value-type="float">
            <text:p>39339</text:p>
          </table:table-cell>
          <table:table-cell office:value-type="float" office:value="40044" calcext:value-type="float">
            <text:p>40044</text:p>
          </table:table-cell>
          <table:table-cell table:formula="of:=MEDIAN([.B6:.K6])" office:value-type="float" office:value="39989" calcext:value-type="float">
            <text:p>39989</text:p>
          </table:table-cell>
          <table:table-cell table:formula="of:=LOG([.L6])" office:value-type="float" office:value="4.60194054392067" calcext:value-type="float">
            <text:p>4.60194054392067</text:p>
          </table:table-cell>
          <table:covered-table-cell table:number-columns-repeated="7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62146" calcext:value-type="float">
            <text:p>62146</text:p>
          </table:table-cell>
          <table:table-cell office:value-type="float" office:value="60065" calcext:value-type="float">
            <text:p>60065</text:p>
          </table:table-cell>
          <table:table-cell office:value-type="float" office:value="59773" calcext:value-type="float">
            <text:p>59773</text:p>
          </table:table-cell>
          <table:table-cell office:value-type="float" office:value="62539" calcext:value-type="float">
            <text:p>62539</text:p>
          </table:table-cell>
          <table:table-cell office:value-type="float" office:value="62177" calcext:value-type="float">
            <text:p>62177</text:p>
          </table:table-cell>
          <table:table-cell office:value-type="float" office:value="59979" calcext:value-type="float">
            <text:p>59979</text:p>
          </table:table-cell>
          <table:table-cell office:value-type="float" office:value="60828" calcext:value-type="float">
            <text:p>60828</text:p>
          </table:table-cell>
          <table:table-cell office:value-type="float" office:value="59224" calcext:value-type="float">
            <text:p>59224</text:p>
          </table:table-cell>
          <table:table-cell office:value-type="float" office:value="61326" calcext:value-type="float">
            <text:p>61326</text:p>
          </table:table-cell>
          <table:table-cell office:value-type="float" office:value="63229" calcext:value-type="float">
            <text:p>63229</text:p>
          </table:table-cell>
          <table:table-cell table:formula="of:=MEDIAN([.B7:.K7])" office:value-type="float" office:value="61077" calcext:value-type="float">
            <text:p>61077</text:p>
          </table:table-cell>
          <table:table-cell table:formula="of:=LOG([.L7])" office:value-type="float" office:value="4.7858776970903" calcext:value-type="float">
            <text:p>4.7858776970903</text:p>
          </table:table-cell>
          <table:covered-table-cell table:number-columns-repeated="7"/>
        </table:table-row>
        <table:table-row table:style-name="ro4">
          <table:table-cell office:value-type="float" office:value="600" calcext:value-type="float">
            <text:p>600</text:p>
          </table:table-cell>
          <table:table-cell office:value-type="float" office:value="88605" calcext:value-type="float">
            <text:p>88605</text:p>
          </table:table-cell>
          <table:table-cell office:value-type="float" office:value="88493" calcext:value-type="float">
            <text:p>88493</text:p>
          </table:table-cell>
          <table:table-cell office:value-type="float" office:value="94521" calcext:value-type="float">
            <text:p>94521</text:p>
          </table:table-cell>
          <table:table-cell office:value-type="float" office:value="90642" calcext:value-type="float">
            <text:p>90642</text:p>
          </table:table-cell>
          <table:table-cell office:value-type="float" office:value="92933" calcext:value-type="float">
            <text:p>92933</text:p>
          </table:table-cell>
          <table:table-cell office:value-type="float" office:value="89611" calcext:value-type="float">
            <text:p>89611</text:p>
          </table:table-cell>
          <table:table-cell office:value-type="float" office:value="85307" calcext:value-type="float">
            <text:p>85307</text:p>
          </table:table-cell>
          <table:table-cell office:value-type="float" office:value="87311" calcext:value-type="float">
            <text:p>87311</text:p>
          </table:table-cell>
          <table:table-cell office:value-type="float" office:value="88561" calcext:value-type="float">
            <text:p>88561</text:p>
          </table:table-cell>
          <table:table-cell office:value-type="float" office:value="90446" calcext:value-type="float">
            <text:p>90446</text:p>
          </table:table-cell>
          <table:table-cell table:formula="of:=MEDIAN([.B8:.K8])" office:value-type="float" office:value="89108" calcext:value-type="float">
            <text:p>89108</text:p>
          </table:table-cell>
          <table:table-cell table:formula="of:=LOG([.K8])" office:value-type="float" office:value="4.95638936482391" calcext:value-type="float">
            <text:p>4.95638936482391</text:p>
          </table:table-cell>
          <table:covered-table-cell table:number-columns-repeated="7"/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float" office:value="163692" calcext:value-type="float">
            <text:p>163692</text:p>
          </table:table-cell>
          <table:table-cell office:value-type="float" office:value="155094" calcext:value-type="float">
            <text:p>155094</text:p>
          </table:table-cell>
          <table:table-cell office:value-type="float" office:value="162465" calcext:value-type="float">
            <text:p>162465</text:p>
          </table:table-cell>
          <table:table-cell office:value-type="float" office:value="158421" calcext:value-type="float">
            <text:p>158421</text:p>
          </table:table-cell>
          <table:table-cell office:value-type="float" office:value="160916" calcext:value-type="float">
            <text:p>160916</text:p>
          </table:table-cell>
          <table:table-cell office:value-type="float" office:value="158421" calcext:value-type="float">
            <text:p>158421</text:p>
          </table:table-cell>
          <table:table-cell table:number-columns-repeated="2" office:value-type="float" office:value="160916" calcext:value-type="float">
            <text:p>160916</text:p>
          </table:table-cell>
          <table:table-cell office:value-type="float" office:value="155094" calcext:value-type="float">
            <text:p>155094</text:p>
          </table:table-cell>
          <table:table-cell office:value-type="float" office:value="163692" calcext:value-type="float">
            <text:p>163692</text:p>
          </table:table-cell>
          <table:table-cell table:formula="of:=MEDIAN([.B9:.K9])" office:value-type="float" office:value="160916" calcext:value-type="float">
            <text:p>160916</text:p>
          </table:table-cell>
          <table:table-cell table:formula="of:=LOG([.L9])" office:value-type="float" office:value="5.20659922847592" calcext:value-type="float">
            <text:p>5.20659922847592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13:24:48.477590558</meta:creation-date>
    <dc:date>2024-06-29T19:43:41.273608167</dc:date>
    <meta:editing-duration>PT21M35S</meta:editing-duration>
    <meta:editing-cycles>2</meta:editing-cycles>
    <meta:generator>LibreOffice/7.3.7.2$Linux_X86_64 LibreOffice_project/30$Build-2</meta:generator>
    <meta:document-statistic meta:table-count="1" meta:cell-count="10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5cm" svg:height="10.262cm" xlink:href=".." xlink:type="simple" chart:class="chart:line" chart:style-name="ch1">
        <chart:title svg:x="5.943cm" svg:y="0.341cm" chart:style-name="ch2">
          <text:p>Gráfico Ordenação Bubble Sort</text:p>
        </chart:title>
        <chart:subtitle svg:x="7.702cm" svg:y="1.325cm" chart:style-name="ch3">
          <text:p>Métrica: Trocas</text:p>
        </chart:subtitle>
        <chart:legend chart:legend-position="end" svg:x="15.34cm" svg:y="4.832cm" style:legend-expansion="high" chart:style-name="ch4"/>
        <chart:plot-area chart:style-name="ch5" table:cell-range-address="Sheet1.A3:Sheet1.A9 Sheet1.M3:Sheet1.M9" chart:data-source-has-labels="column" svg:x="1.619cm" svg:y="2.548cm" svg:width="12.948cm" svg:height="6.381cm">
          <chart:coordinate-region svg:x="2.055cm" svg:y="2.747cm" svg:width="12.232cm" svg:height="5.535cm"/>
          <chart:axis chart:dimension="x" chart:name="primary-x" chart:style-name="ch6" chartooo:axis-type="auto">
            <chartooo:date-scale/>
            <chart:title svg:x="6.17cm" svg:y="9.134cm" chart:style-name="ch7">
              <text:p>Quantidade de elementos</text:p>
            </chart:title>
            <chart:categories table:cell-range-address="Sheet1.A3:Sheet1.A9"/>
          </chart:axis>
          <chart:axis chart:dimension="y" chart:name="primary-y" chart:style-name="ch6">
            <chart:title svg:x="0.695cm" svg:y="7.33cm" chart:style-name="ch8">
              <text:p>Log(Média de trocas)</text:p>
            </chart:title>
            <chart:grid chart:style-name="ch9" chart:class="major"/>
          </chart:axis>
          <chart:series chart:style-name="ch10" chart:values-cell-range-address="Sheet1.M3:Sheet1.M9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:Sheet1.A9</svg:desc>
                </draw:g>
              </table:table-cell>
              <table:table-cell office:value-type="float" office:value="3.38996303643589">
                <text:p>3.38996303643589</text:p>
                <draw:g>
                  <svg:desc>Sheet1.M3:Sheet1.M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.00736365431228">
                <text:p>4.0073636543122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.35531739878456">
                <text:p>4.3553173987845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.60194054392067">
                <text:p>4.601940543920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7858776970903">
                <text:p>4.785877697090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.95638936482391">
                <text:p>4.9563893648239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.20659922847592">
                <text:p>5.20659922847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